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Default" style:data-style-name="N107"/>
    <style:style style:name="ce4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2" table:visibility="collapse" table:default-cell-style-name="Default"/>
        <table:table-column table:style-name="co1" table:visibility="collapse" table:number-columns-repeated="6" table:default-cell-style-name="ce1"/>
        <table:table-column table:style-name="co1" table:number-columns-repeated="5" table:default-cell-style-name="ce1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certainty</text:p>
          </table:table-cell>
          <table:table-cell/>
          <table:table-cell office:value-type="string" calcext:value-type="string">
            <text:p>reciproc</text:p>
          </table:table-cell>
          <table:table-cell office:value-type="string" calcext:value-type="string">
            <text:p>delta reci</text:p>
          </table:table-cell>
          <table:table-cell office:value-type="string" calcext:value-type="string">
            <text:p>derived values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office:value-type="string" calcext:value-type="string">
            <text:p>„45</text:p>
          </table:table-cell>
          <table:table-cell/>
          <table:table-cell office:value-type="string" calcext:value-type="string">
            <text:p>„3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-1.281" calcext:value-type="float">
            <text:p>-1,281</text:p>
          </table:table-cell>
          <table:table-cell office:value-type="float" office:value="0.007" calcext:value-type="float">
            <text:p>0,007</text:p>
          </table:table-cell>
          <table:table-cell table:number-columns-repeated="3"/>
          <table:table-cell table:formula="of:=1-[.B2]" office:value-type="float" office:value="2.281" calcext:value-type="float">
            <text:p>2,2810</text:p>
          </table:table-cell>
          <table:table-cell table:formula="of:=[.C2]" office:value-type="float" office:value="0.007" calcext:value-type="float">
            <text:p>0,0070</text:p>
          </table:table-cell>
          <table:table-cell table:number-columns-repeated="2"/>
          <table:table-cell office:value-type="float" office:value="2.281" calcext:value-type="float">
            <text:p>2,2810</text:p>
          </table:table-cell>
          <table:table-cell office:value-type="float" office:value="0.007" calcext:value-type="float">
            <text:p>0,0070</text:p>
          </table:table-cell>
          <table:table-cell office:value-type="float" office:value="2.299" calcext:value-type="float">
            <text:p>2,2990</text:p>
          </table:table-cell>
          <table:table-cell office:value-type="float" office:value="0.007" calcext:value-type="float">
            <text:p>0,0070</text:p>
          </table:table-cell>
          <table:table-cell table:number-columns-repeated="2"/>
          <table:table-cell office:value-type="string" calcext:value-type="string">
            <text:p>wert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deviation zu 40</text:p>
          </table:table-cell>
          <table:table-cell/>
          <table:table-cell office:value-type="string" calcext:value-type="string">
            <text:p>wert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deviation zu 40</text:p>
          </table:table-cell>
          <table:table-cell/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-1.304" calcext:value-type="float">
            <text:p>-1,304</text:p>
          </table:table-cell>
          <table:table-cell office:value-type="float" office:value="0.015" calcext:value-type="float">
            <text:p>0,015</text:p>
          </table:table-cell>
          <table:table-cell table:number-columns-repeated="3"/>
          <table:table-cell table:formula="of:=1-[.B3]" office:value-type="float" office:value="2.304" calcext:value-type="float">
            <text:p>2,3040</text:p>
          </table:table-cell>
          <table:table-cell table:formula="of:=[.C3]" office:value-type="float" office:value="0.015" calcext:value-type="float">
            <text:p>0,0150</text:p>
          </table:table-cell>
          <table:table-cell table:number-columns-repeated="2"/>
          <table:table-cell office:value-type="float" office:value="2.304" calcext:value-type="float">
            <text:p>2,3040</text:p>
          </table:table-cell>
          <table:table-cell office:value-type="float" office:value="0.015" calcext:value-type="float">
            <text:p>0,0150</text:p>
          </table:table-cell>
          <table:table-cell office:value-type="float" office:value="2.319" calcext:value-type="float">
            <text:p>2,3190</text:p>
          </table:table-cell>
          <table:table-cell office:value-type="float" office:value="0.015" calcext:value-type="float">
            <text:p>0,0150</text:p>
          </table:table-cell>
          <table:table-cell/>
          <table:table-cell office:value-type="string" calcext:value-type="string">
            <text:p>delta gamma2</text:p>
          </table:table-cell>
          <table:table-cell table:style-name="ce4" table:formula="of:=[.M21]-[.M25]" office:value-type="float" office:value="0.0368946800000001" calcext:value-type="float">
            <text:p>0,037</text:p>
          </table:table-cell>
          <table:table-cell table:style-name="ce4" table:formula="of:=SQRT(([.N21])^2+([.N25])^2)" office:value-type="float" office:value="0.0194562891791112" calcext:value-type="float">
            <text:p>0,019</text:p>
          </table:table-cell>
          <table:table-cell table:style-name="ce4" table:formula="of:=[.K7]-[.K11]" office:value-type="float" office:value="0.0265200000000001" calcext:value-type="float">
            <text:p>0,027</text:p>
          </table:table-cell>
          <table:table-cell table:style-name="ce4" table:formula="of:=SQRT(([.L7])^2+([.L11])^2)" office:value-type="float" office:value="0.0194900360184377" calcext:value-type="float">
            <text:p>0,019</text:p>
          </table:table-cell>
          <table:table-cell table:style-name="ce4" table:number-columns-repeated="2"/>
          <table:table-cell table:style-name="ce4" table:formula="of:=[.M7]-[.M11]" office:value-type="float" office:value="0.0530860000000002" calcext:value-type="float">
            <text:p>0,053</text:p>
          </table:table-cell>
          <table:table-cell table:style-name="ce4" table:formula="of:=SQRT(([.N11])^2+([.N7])^2)" office:value-type="float" office:value="0.0182657493960691" calcext:value-type="float">
            <text:p>0,018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-1.987" calcext:value-type="float">
            <text:p>-1,987</text:p>
          </table:table-cell>
          <table:table-cell office:value-type="float" office:value="0.15" calcext:value-type="float">
            <text:p>0,15</text:p>
          </table:table-cell>
          <table:table-cell table:number-columns-repeated="3"/>
          <table:table-cell table:formula="of:=1-[.B4]" office:value-type="float" office:value="2.987" calcext:value-type="float">
            <text:p>2,9870</text:p>
          </table:table-cell>
          <table:table-cell table:formula="of:=[.C4]" office:value-type="float" office:value="0.15" calcext:value-type="float">
            <text:p>0,1500</text:p>
          </table:table-cell>
          <table:table-cell table:number-columns-repeated="2"/>
          <table:table-cell office:value-type="float" office:value="2.987" calcext:value-type="float">
            <text:p>2,9870</text:p>
          </table:table-cell>
          <table:table-cell office:value-type="float" office:value="0.15" calcext:value-type="float">
            <text:p>0,1500</text:p>
          </table:table-cell>
          <table:table-cell office:value-type="float" office:value="3.004" calcext:value-type="float">
            <text:p>3,0040</text:p>
          </table:table-cell>
          <table:table-cell office:value-type="float" office:value="0.151" calcext:value-type="float">
            <text:p>0,1510</text:p>
          </table:table-cell>
          <table:table-cell/>
          <table:table-cell office:value-type="string" calcext:value-type="string">
            <text:p>delta alpha</text:p>
          </table:table-cell>
          <table:table-cell table:style-name="ce4" table:formula="of:=[.M26]-[.M17]" office:value-type="float" office:value="0.5249795904666" calcext:value-type="float">
            <text:p>0,525</text:p>
          </table:table-cell>
          <table:table-cell table:style-name="ce4" table:formula="of:=SQRT(([.N26])^2+([.N17])^2)" office:value-type="float" office:value="0.127817465761448" calcext:value-type="float">
            <text:p>0,128</text:p>
          </table:table-cell>
          <table:table-cell table:style-name="ce4" table:formula="of:=[.K12]-[.K3]" office:value-type="float" office:value="0.524020134228188" calcext:value-type="float">
            <text:p>0,524</text:p>
          </table:table-cell>
          <table:table-cell table:style-name="ce4" table:formula="of:=SQRT(([.L12])^2+([.L3])^2)" office:value-type="float" office:value="0.127840831960644" calcext:value-type="float">
            <text:p>0,128</text:p>
          </table:table-cell>
          <table:table-cell table:style-name="ce4" table:number-columns-repeated="2"/>
          <table:table-cell table:style-name="ce4" table:formula="of:=[.M12]-[.M3]" office:value-type="float" office:value="0.526829823083403" calcext:value-type="float">
            <text:p>0,527</text:p>
          </table:table-cell>
          <table:table-cell table:style-name="ce4" table:formula="of:=SQRT(([.N12])^2+([.N3])^2)" office:value-type="float" office:value="0.129223361546812" calcext:value-type="float">
            <text:p>0,129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44" calcext:value-type="float">
            <text:p>1,44</text:p>
          </table:table-cell>
          <table:table-cell office:value-type="float" office:value="0.006" calcext:value-type="float">
            <text:p>0,006</text:p>
          </table:table-cell>
          <table:table-cell table:number-columns-repeated="7"/>
          <table:table-cell table:style-name="Default" office:value-type="float" office:value="1.44" calcext:value-type="float">
            <text:p>1,44</text:p>
          </table:table-cell>
          <table:table-cell table:style-name="Default" office:value-type="float" office:value="0.006" calcext:value-type="float">
            <text:p>0,006</text:p>
          </table:table-cell>
          <table:table-cell table:style-name="Default" office:value-type="float" office:value="1.422" calcext:value-type="float">
            <text:p>1,422</text:p>
          </table:table-cell>
          <table:table-cell table:style-name="Default" office:value-type="float" office:value="0.005" calcext:value-type="float">
            <text:p>0,005</text:p>
          </table:table-cell>
          <table:table-cell/>
          <table:table-cell office:value-type="string" calcext:value-type="string">
            <text:p>delta tau</text:p>
          </table:table-cell>
          <table:table-cell table:style-name="ce4" table:formula="of:=[.M27]-[.M16]" office:value-type="float" office:value="0.28110948340118" calcext:value-type="float">
            <text:p>0,281</text:p>
          </table:table-cell>
          <table:table-cell table:style-name="ce4" table:formula="of:=SQRT(([.N27])^2+([.N16])^2)" office:value-type="float" office:value="0.087359377208756" calcext:value-type="float">
            <text:p>0,087</text:p>
          </table:table-cell>
          <table:table-cell table:style-name="ce4" table:formula="of:=[.K13]-[.K2]" office:value-type="float" office:value="0.285265060240964" calcext:value-type="float">
            <text:p>0,285</text:p>
          </table:table-cell>
          <table:table-cell table:style-name="ce4" table:formula="of:=SQRT(([.L13])^2+([.L2])^2)" office:value-type="float" office:value="0.0874330447129362" calcext:value-type="float">
            <text:p>0,087</text:p>
          </table:table-cell>
          <table:table-cell table:style-name="ce4" table:number-columns-repeated="2"/>
          <table:table-cell table:style-name="ce4" table:formula="of:=[.M13]-[.M2]" office:value-type="float" office:value="0.277680068925905" calcext:value-type="float">
            <text:p>0,278</text:p>
          </table:table-cell>
          <table:table-cell table:style-name="ce4" table:formula="of:=SQRT(([.N13])^2+([.N2])^2)" office:value-type="float" office:value="0.0879624489506037" calcext:value-type="float">
            <text:p>0,088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91" calcext:value-type="float">
            <text:p>0,691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1/[.B6]" office:value-type="float" office:value="1.44717800289436" calcext:value-type="float">
            <text:p>1,4472</text:p>
          </table:table-cell>
          <table:table-cell table:formula="of:=1/([.B6])^2 *[.C6]" office:value-type="float" office:value="0.00628297251618389" calcext:value-type="float">
            <text:p>0,0063</text:p>
          </table:table-cell>
          <table:table-cell table:number-columns-repeated="4"/>
          <table:table-cell office:value-type="float" office:value="1.44717800289436" calcext:value-type="float">
            <text:p>1,4472</text:p>
          </table:table-cell>
          <table:table-cell table:style-name="Default" office:value-type="float" office:value="0.00628297251618389" calcext:value-type="float">
            <text:p>0,006282972516184</text:p>
          </table:table-cell>
          <table:table-cell office:value-type="float" office:value="1.44508670520231" calcext:value-type="float">
            <text:p>1,4451</text:p>
          </table:table-cell>
          <table:table-cell office:value-type="float" office:value="0.00626482675665742" calcext:value-type="float">
            <text:p>0,00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743" calcext:value-type="float">
            <text:p>1,743</text:p>
          </table:table-cell>
          <table:table-cell office:value-type="float" office:value="0.014" calcext:value-type="float">
            <text:p>0,014</text:p>
          </table:table-cell>
          <table:table-cell table:number-columns-repeated="7"/>
          <table:table-cell table:style-name="Default" office:value-type="float" office:value="1.743" calcext:value-type="float">
            <text:p>1,743</text:p>
          </table:table-cell>
          <table:table-cell table:style-name="Default" office:value-type="float" office:value="0.014" calcext:value-type="float">
            <text:p>0,014</text:p>
          </table:table-cell>
          <table:table-cell table:style-name="Default" office:value-type="float" office:value="1.741" calcext:value-type="float">
            <text:p>1,741</text:p>
          </table:table-cell>
          <table:table-cell table:style-name="Default" office:value-type="float" office:value="0.013" calcext:value-type="float">
            <text:p>0,0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87" calcext:value-type="float">
            <text:p>0,587</text:p>
          </table:table-cell>
          <table:table-cell office:value-type="float" office:value="0.004" calcext:value-type="float">
            <text:p>0,004</text:p>
          </table:table-cell>
          <table:table-cell/>
          <table:table-cell table:formula="of:=1/[.B8]" office:value-type="float" office:value="1.70357751277683" calcext:value-type="float">
            <text:p>1,7036</text:p>
          </table:table-cell>
          <table:table-cell table:formula="of:=1/([.B8])^2 *[.C8]" office:value-type="float" office:value="0.0116087053681556" calcext:value-type="float">
            <text:p>0,0116</text:p>
          </table:table-cell>
          <table:table-cell table:number-columns-repeated="4"/>
          <table:table-cell office:value-type="float" office:value="1.70357751277683" calcext:value-type="float">
            <text:p>1,7036</text:p>
          </table:table-cell>
          <table:table-cell table:style-name="Default" office:value-type="float" office:value="0.0116087053681556" calcext:value-type="float">
            <text:p>0,011608705368156</text:p>
          </table:table-cell>
          <table:table-cell office:value-type="float" office:value="1.70648464163823" calcext:value-type="float">
            <text:p>1,7065</text:p>
          </table:table-cell>
          <table:table-cell office:value-type="float" office:value="0.0116483593285886" calcext:value-type="float">
            <text:p>0,01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mma_3</text:p>
          </table:table-cell>
          <table:table-cell office:value-type="float" office:value="1.192" calcext:value-type="float">
            <text:p>1,192</text:p>
          </table:table-cell>
          <table:table-cell office:value-type="float" office:value="0.008" calcext:value-type="float">
            <text:p>0,008</text:p>
          </table:table-cell>
          <table:table-cell table:number-columns-repeated="7"/>
          <table:table-cell table:style-name="Default" office:value-type="float" office:value="1.192" calcext:value-type="float">
            <text:p>1,192</text:p>
          </table:table-cell>
          <table:table-cell table:style-name="Default" office:value-type="float" office:value="0.008" calcext:value-type="float">
            <text:p>0,008</text:p>
          </table:table-cell>
          <table:table-cell table:style-name="Default" office:value-type="float" office:value="1.187" calcext:value-type="float">
            <text:p>1,187</text:p>
          </table:table-cell>
          <table:table-cell table:style-name="Default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/gamma_3</text:p>
          </table:table-cell>
          <table:table-cell office:value-type="float" office:value="0.809" calcext:value-type="float">
            <text:p>0,809</text:p>
          </table:table-cell>
          <table:table-cell office:value-type="float" office:value="0.016" calcext:value-type="float">
            <text:p>0,016</text:p>
          </table:table-cell>
          <table:table-cell/>
          <table:table-cell table:formula="of:=1/[.B10]" office:value-type="float" office:value="1.23609394313968" calcext:value-type="float">
            <text:p>1,2361</text:p>
          </table:table-cell>
          <table:table-cell table:formula="of:=1/([.B10])^2 *[.C10]" office:value-type="float" office:value="0.0244468517802656" calcext:value-type="float">
            <text:p>0,0244</text:p>
          </table:table-cell>
          <table:table-cell table:number-columns-repeated="4"/>
          <table:table-cell office:value-type="float" office:value="1.23609394313968" calcext:value-type="float">
            <text:p>1,2361</text:p>
          </table:table-cell>
          <table:table-cell table:style-name="Default" office:value-type="float" office:value="0.0244468517802656" calcext:value-type="float">
            <text:p>0,024446851780266</text:p>
          </table:table-cell>
          <table:table-cell office:value-type="float" office:value="1.24223602484472" calcext:value-type="float">
            <text:p>1,2422</text:p>
          </table:table-cell>
          <table:table-cell office:value-type="float" office:value="0.0246904054627522" calcext:value-type="float">
            <text:p>0,02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mma_2</text:p>
          </table:table-cell>
          <table:table-cell table:number-columns-repeated="3"/>
          <table:table-cell table:style-name="Default"/>
          <table:table-cell/>
          <table:table-cell table:formula="of:=[.B5]*[.B9]" office:value-type="float" office:value="1.71648" calcext:value-type="float">
            <text:p>1,7165</text:p>
          </table:table-cell>
          <table:table-cell table:formula="of:=SQRT(([.B5]*[.C9])^2+([.B9]*[.C5])^2)" office:value-type="float" office:value="0.0135595539749654" calcext:value-type="float">
            <text:p>0,0136</text:p>
          </table:table-cell>
          <table:table-cell table:number-columns-repeated="2"/>
          <table:table-cell office:value-type="float" office:value="1.71648" calcext:value-type="float">
            <text:p>1,7165</text:p>
          </table:table-cell>
          <table:table-cell office:value-type="float" office:value="0.0135595539749654" calcext:value-type="float">
            <text:p>0,0136</text:p>
          </table:table-cell>
          <table:table-cell office:value-type="float" office:value="1.687914" calcext:value-type="float">
            <text:p>1,6879</text:p>
          </table:table-cell>
          <table:table-cell office:value-type="float" office:value="0.0128311184625503" calcext:value-type="float">
            <text:p>0,01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  <table:table-cell table:style-name="Default"/>
          <table:table-cell/>
          <table:table-cell table:formula="of:=2+([.G4]-2)/[.B9]" office:value-type="float" office:value="2.82802013422819" calcext:value-type="float">
            <text:p>2,8280</text:p>
          </table:table-cell>
          <table:table-cell table:formula="of:=SQRT(([.H4]/[.B9])^2+([.G4]*[.C9]/([.B9])^2)^2)" office:value-type="float" office:value="0.126957781629917" calcext:value-type="float">
            <text:p>0,1270</text:p>
          </table:table-cell>
          <table:table-cell table:number-columns-repeated="2"/>
          <table:table-cell office:value-type="float" office:value="2.82802013422819" calcext:value-type="float">
            <text:p>2,8280</text:p>
          </table:table-cell>
          <table:table-cell office:value-type="float" office:value="0.126957781629917" calcext:value-type="float">
            <text:p>0,1270</text:p>
          </table:table-cell>
          <table:table-cell office:value-type="float" office:value="2.8458298230834" calcext:value-type="float">
            <text:p>2,8458</text:p>
          </table:table-cell>
          <table:table-cell office:value-type="float" office:value="0.128349823410311" calcext:value-type="float">
            <text:p>0,12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u</text:p>
          </table:table-cell>
          <table:table-cell table:number-columns-repeated="3"/>
          <table:table-cell table:style-name="Default"/>
          <table:table-cell/>
          <table:table-cell table:formula="of:=2+([.G4]-2)/[.B7]" office:value-type="float" office:value="2.56626506024096" calcext:value-type="float">
            <text:p>2,5663</text:p>
          </table:table-cell>
          <table:table-cell table:formula="of:=SQRT(([.H4]/[.B7])^2+([.G4]*[.C7]/([.B7])^2)^2)" office:value-type="float" office:value="0.087152379817044" calcext:value-type="float">
            <text:p>0,0872</text:p>
          </table:table-cell>
          <table:table-cell table:number-columns-repeated="2"/>
          <table:table-cell office:value-type="float" office:value="2.56626506024096" calcext:value-type="float">
            <text:p>2,5663</text:p>
          </table:table-cell>
          <table:table-cell office:value-type="float" office:value="0.087152379817044" calcext:value-type="float">
            <text:p>0,0872</text:p>
          </table:table-cell>
          <table:table-cell office:value-type="float" office:value="2.5766800689259" calcext:value-type="float">
            <text:p>2,5767</text:p>
          </table:table-cell>
          <table:table-cell office:value-type="float" office:value="0.0876834786341621" calcext:value-type="float">
            <text:p>0,0877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2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40" calcext:value-type="float">
            <text:p>40,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-1.299" calcext:value-type="float">
            <text:p>-1,299</text:p>
          </table:table-cell>
          <table:table-cell office:value-type="float" office:value="0.007" calcext:value-type="float">
            <text:p>0,007</text:p>
          </table:table-cell>
          <table:table-cell/>
          <table:table-cell table:style-name="Default"/>
          <table:table-cell/>
          <table:table-cell table:formula="of:=1-[.B16]" office:value-type="float" office:value="2.299" calcext:value-type="float">
            <text:p>2,2990</text:p>
          </table:table-cell>
          <table:table-cell table:formula="of:=[.C16]" office:value-type="float" office:value="0.007" calcext:value-type="float">
            <text:p>0,0070</text:p>
          </table:table-cell>
          <table:table-cell table:number-columns-repeated="2"/>
          <table:table-cell table:style-name="Default" table:number-columns-repeated="2"/>
          <table:table-cell table:style-name="Default" office:value-type="float" office:value="2.2895" calcext:value-type="float">
            <text:p>2,2895</text:p>
          </table:table-cell>
          <table:table-cell table:style-name="Default" office:value-type="float" office:value="0.0074" calcext:value-type="float">
            <text:p>0,00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-1.319" calcext:value-type="float">
            <text:p>-1,319</text:p>
          </table:table-cell>
          <table:table-cell office:value-type="float" office:value="0.015" calcext:value-type="float">
            <text:p>0,015</text:p>
          </table:table-cell>
          <table:table-cell/>
          <table:table-cell table:style-name="Default"/>
          <table:table-cell/>
          <table:table-cell table:formula="of:=1-[.B17]" office:value-type="float" office:value="2.319" calcext:value-type="float">
            <text:p>2,3190</text:p>
          </table:table-cell>
          <table:table-cell table:formula="of:=[.C17]" office:value-type="float" office:value="0.015" calcext:value-type="float">
            <text:p>0,0150</text:p>
          </table:table-cell>
          <table:table-cell table:number-columns-repeated="2"/>
          <table:table-cell table:style-name="Default" table:number-columns-repeated="2"/>
          <table:table-cell table:style-name="Default" office:value-type="float" office:value="2.3102" calcext:value-type="float">
            <text:p>2,3102</text:p>
          </table:table-cell>
          <table:table-cell table:style-name="Default" office:value-type="float" office:value="0.0146" calcext:value-type="float">
            <text:p>0,01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-2.004" calcext:value-type="float">
            <text:p>-2,004</text:p>
          </table:table-cell>
          <table:table-cell office:value-type="float" office:value="0.151" calcext:value-type="float">
            <text:p>0,151</text:p>
          </table:table-cell>
          <table:table-cell/>
          <table:table-cell table:style-name="Default"/>
          <table:table-cell/>
          <table:table-cell table:formula="of:=1-[.B18]" office:value-type="float" office:value="3.004" calcext:value-type="float">
            <text:p>3,0040</text:p>
          </table:table-cell>
          <table:table-cell table:formula="of:=[.C18]" office:value-type="float" office:value="0.151" calcext:value-type="float">
            <text:p>0,1510</text:p>
          </table:table-cell>
          <table:table-cell table:number-columns-repeated="2"/>
          <table:table-cell table:style-name="Default" table:number-columns-repeated="2"/>
          <table:table-cell table:style-name="Default" office:value-type="float" office:value="2.9952" calcext:value-type="float">
            <text:p>2,9952</text:p>
          </table:table-cell>
          <table:table-cell table:style-name="Default" office:value-type="float" office:value="0.1499" calcext:value-type="float">
            <text:p>0,1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422" calcext:value-type="float">
            <text:p>1,422</text:p>
          </table:table-cell>
          <table:table-cell office:value-type="float" office:value="0.005" calcext:value-type="float">
            <text:p>0,005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style-name="Default" office:value-type="float" office:value="1.4327" calcext:value-type="float">
            <text:p>1,4327</text:p>
          </table:table-cell>
          <table:table-cell table:style-name="Default" office:value-type="float" office:value="0.0056" calcext:value-type="float">
            <text:p>0,00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92" calcext:value-type="float">
            <text:p>0,692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1/[.B20]" office:value-type="float" office:value="1.44508670520231" calcext:value-type="float">
            <text:p>1,4451</text:p>
          </table:table-cell>
          <table:table-cell table:formula="of:=1/([.B20])^2 *[.C20]" office:value-type="float" office:value="0.00626482675665742" calcext:value-type="float">
            <text:p>0,0063</text:p>
          </table:table-cell>
          <table:table-cell table:number-columns-repeated="3"/>
          <table:table-cell table:style-name="Default" table:number-columns-repeated="3"/>
          <table:table-cell table:style-name="Default" office:value-type="float" office:value="0.6915" calcext:value-type="float">
            <text:p>0,6915</text:p>
          </table:table-cell>
          <table:table-cell table:style-name="Default" office:value-type="float" office:value="0.0028" calcext:value-type="float">
            <text:p>0,00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741" calcext:value-type="float">
            <text:p>1,741</text:p>
          </table:table-cell>
          <table:table-cell office:value-type="float" office:value="0.013" calcext:value-type="float">
            <text:p>0,013</text:p>
          </table:table-cell>
          <table:table-cell table:number-columns-repeated="6"/>
          <table:table-cell table:style-name="Default" table:number-columns-repeated="3"/>
          <table:table-cell table:style-name="Default" office:value-type="float" office:value="1.7441" calcext:value-type="float">
            <text:p>1,7441</text:p>
          </table:table-cell>
          <table:table-cell table:style-name="Default" office:value-type="float" office:value="0.014" calcext:value-type="float">
            <text:p>0,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86" calcext:value-type="float">
            <text:p>0,586</text:p>
          </table:table-cell>
          <table:table-cell office:value-type="float" office:value="0.004" calcext:value-type="float">
            <text:p>0,004</text:p>
          </table:table-cell>
          <table:table-cell/>
          <table:table-cell table:formula="of:=1/[.B22]" office:value-type="float" office:value="1.70648464163823" calcext:value-type="float">
            <text:p>1,7065</text:p>
          </table:table-cell>
          <table:table-cell table:formula="of:=1/([.B22])^2 *[.C22]" office:value-type="float" office:value="0.0116483593285886" calcext:value-type="float">
            <text:p>0,0116</text:p>
          </table:table-cell>
          <table:table-cell table:number-columns-repeated="3"/>
          <table:table-cell table:style-name="Default" table:number-columns-repeated="3"/>
          <table:table-cell table:style-name="Default" office:value-type="float" office:value="0.5867" calcext:value-type="float">
            <text:p>0,5867</text:p>
          </table:table-cell>
          <table:table-cell table:style-name="Default" office:value-type="float" office:value="0.0037" calcext:value-type="float">
            <text:p>0,00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mma_3</text:p>
          </table:table-cell>
          <table:table-cell office:value-type="float" office:value="1.187" calcext:value-type="float">
            <text:p>1,187</text:p>
          </table:table-cell>
          <table:table-cell office:value-type="float" office:value="0.008" calcext:value-type="float">
            <text:p>0,008</text:p>
          </table:table-cell>
          <table:table-cell table:number-columns-repeated="6"/>
          <table:table-cell table:style-name="Default" table:number-columns-repeated="3"/>
          <table:table-cell table:style-name="Default" office:value-type="float" office:value="1.1916" calcext:value-type="float">
            <text:p>1,1916</text:p>
          </table:table-cell>
          <table:table-cell table:style-name="Default" office:value-type="float" office:value="0.0082" calcext:value-type="float">
            <text:p>0,00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/gamma_3</text:p>
          </table:table-cell>
          <table:table-cell office:value-type="float" office:value="0.805" calcext:value-type="float">
            <text:p>0,805</text:p>
          </table:table-cell>
          <table:table-cell office:value-type="float" office:value="0.016" calcext:value-type="float">
            <text:p>0,016</text:p>
          </table:table-cell>
          <table:table-cell/>
          <table:table-cell table:formula="of:=1/[.B24]" office:value-type="float" office:value="1.24223602484472" calcext:value-type="float">
            <text:p>1,2422</text:p>
          </table:table-cell>
          <table:table-cell table:formula="of:=1/([.B24])^2 *[.C24]" office:value-type="float" office:value="0.0246904054627522" calcext:value-type="float">
            <text:p>0,0247</text:p>
          </table:table-cell>
          <table:table-cell table:number-columns-repeated="3"/>
          <table:table-cell table:style-name="Default" table:number-columns-repeated="3"/>
          <table:table-cell table:style-name="Default" office:value-type="float" office:value="0.8077" calcext:value-type="float">
            <text:p>0,8077</text:p>
          </table:table-cell>
          <table:table-cell table:style-name="Default" office:value-type="float" office:value="0.0162" calcext:value-type="float">
            <text:p>0,01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mma_2</text:p>
          </table:table-cell>
          <table:table-cell table:number-columns-repeated="3"/>
          <table:table-cell table:style-name="Default"/>
          <table:table-cell/>
          <table:table-cell table:formula="of:=[.B19]*[.B23]" office:value-type="float" office:value="1.687914" calcext:value-type="float">
            <text:p>1,6879</text:p>
          </table:table-cell>
          <table:table-cell table:formula="of:=SQRT(([.B19]*[.C23])^2+([.B23]*[.C19])^2)" office:value-type="float" office:value="0.0128311184625503" calcext:value-type="float">
            <text:p>0,0128</text:p>
          </table:table-cell>
          <table:table-cell table:number-columns-repeated="2"/>
          <table:table-cell table:style-name="Default" table:number-columns-repeated="2"/>
          <table:table-cell office:value-type="float" office:value="1.70720532" calcext:value-type="float">
            <text:p>1,7072</text:p>
          </table:table-cell>
          <table:table-cell office:value-type="float" office:value="0.0135110025024496" calcext:value-type="float">
            <text:p>0,01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  <table:table-cell table:style-name="Default"/>
          <table:table-cell/>
          <table:table-cell table:formula="of:=2+([.G18]-2)/[.B23]" office:value-type="float" office:value="2.8458298230834" calcext:value-type="float">
            <text:p>2,8458</text:p>
          </table:table-cell>
          <table:table-cell table:formula="of:=SQRT(([.H18]/[.B23])^2+([.G18]*[.C23]/([.B23])^2)^2)" office:value-type="float" office:value="0.128349823410311" calcext:value-type="float">
            <text:p>0,1283</text:p>
          </table:table-cell>
          <table:table-cell table:number-columns-repeated="2"/>
          <table:table-cell table:style-name="Default" table:number-columns-repeated="2"/>
          <table:table-cell office:value-type="float" office:value="2.8351795904666" calcext:value-type="float">
            <text:p>2,8352</text:p>
          </table:table-cell>
          <table:table-cell office:value-type="float" office:value="0.126980882630729" calcext:value-type="float">
            <text:p>0,12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u</text:p>
          </table:table-cell>
          <table:table-cell table:number-columns-repeated="3"/>
          <table:table-cell table:style-name="Default"/>
          <table:table-cell/>
          <table:table-cell table:formula="of:=2+([.G18]-2)/[.B21]" office:value-type="float" office:value="2.5766800689259" calcext:value-type="float">
            <text:p>2,5767</text:p>
          </table:table-cell>
          <table:table-cell table:formula="of:=SQRT(([.H18]/[.B21])^2+([.G18]*[.C21]/([.B21])^2)^2)" office:value-type="float" office:value="0.0876834786341621" calcext:value-type="float">
            <text:p>0,0877</text:p>
          </table:table-cell>
          <table:table-cell table:number-columns-repeated="2"/>
          <table:table-cell table:style-name="Default" table:number-columns-repeated="2"/>
          <table:table-cell office:value-type="float" office:value="2.57060948340118" calcext:value-type="float">
            <text:p>2,5706</text:p>
          </table:table-cell>
          <table:table-cell office:value-type="float" office:value="0.0870453949747011" calcext:value-type="float">
            <text:p>0,0870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 table:number-rows-repeated="5">
          <table:table-cell table:number-columns-repeated="9"/>
          <table:table-cell table:style-name="Default" table:number-columns-repeated="2"/>
          <table:table-cell table:number-columns-repeated="15"/>
        </table:table-row>
        <table:table-row table:style-name="ro1" table:number-rows-repeated="1048537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.00.0000</text:date>, <text:time style:data-style-name="N2" text:time-value="16:01:39.00764308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22:59.483753480</meta:creation-date>
    <meta:generator>LibreOffice/6.0.7.3$Linux_X86_64 LibreOffice_project/00m0$Build-3</meta:generator>
    <dc:date>2020-03-06T16:41:27.128768695</dc:date>
    <meta:editing-duration>PT1H48M50S</meta:editing-duration>
    <meta:editing-cycles>12</meta:editing-cycles>
    <meta:document-statistic meta:table-count="1" meta:cell-count="211" meta:object-count="0"/>
  </office:meta>
</office:document-meta>
</file>